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7.5pt"/>
    </style:style>
    <style:style style:name="co2" style:family="table-column">
      <style:table-column-properties fo:break-before="auto" style:column-width="65.54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99.81pt"/>
    </style:style>
    <style:style style:name="ro1" style:family="table-row">
      <style:table-row-properties style:row-height="46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roduction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his spreadsheet contains the math behind the SceptreTwirlMPCost constants.</text:p>
            <text:p/>
            <text:p>The “original calculation” is based on SPELLSRC.acs script SceptreTwirlManaCheck. The “alternatives” are two possibilities for a smoother progression of MP costs.</text:p>
            <text:p>I ultimately went with “curved”.</text:p>
          </table:table-cell>
          <table:table-cell table:number-columns-repeated="1023"/>
        </table:table-row>
      </table:table>
      <table:table table:name="Calculation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1017" table:default-cell-style-name="Default"/>
        <table:table-row table:style-name="ro3">
          <table:table-cell table:style-name="Heading_20_1"/>
          <table:table-cell table:style-name="Heading_20_1" office:value-type="string" calcext:value-type="string" table:number-columns-spanned="4" table:number-rows-spanned="1">
            <text:p>Original Calculation</text:p>
          </table:table-cell>
          <table:covered-table-cell table:number-columns-repeated="3" table:style-name="Heading_20_1"/>
          <table:table-cell table:style-name="Heading_20_1" office:value-type="string" calcext:value-type="string" table:number-columns-spanned="2" table:number-rows-spanned="1">
            <text:p>Alternatives</text:p>
          </table:table-cell>
          <table:covered-table-cell table:style-name="Heading_20_1"/>
          <table:table-cell table:style-name="Heading_20_1" table:number-columns-repeated="1017"/>
        </table:table-row>
        <table:table-row table:style-name="ro4">
          <table:table-cell table:style-name="Heading_20_2" office:value-type="string" calcext:value-type="string">
            <text:p>Weapon level</text:p>
          </table:table-cell>
          <table:table-cell table:style-name="Heading_20_2" office:value-type="string" calcext:value-type="string">
            <text:p>Timer limit [17]</text:p>
          </table:table-cell>
          <table:table-cell table:style-name="Heading_20_2" office:value-type="string" calcext:value-type="string">
            <text:p>Timer random variance</text:p>
          </table:table-cell>
          <table:table-cell table:style-name="Heading_20_2" office:value-type="string" calcext:value-type="string">
            <text:p>MP cost per interval</text:p>
          </table:table-cell>
          <table:table-cell table:style-name="Heading_20_2" office:value-type="string" calcext:value-type="string">
            <text:p>Orig. MP cost per tic</text:p>
          </table:table-cell>
          <table:table-cell table:style-name="Heading_20_2" office:value-type="string" calcext:value-type="string">
            <text:p>Linear</text:p>
          </table:table-cell>
          <table:table-cell table:style-name="Heading_20_2" office:value-type="string" calcext:value-type="string">
            <text:p>Curved</text:p>
          </table:table-cell>
          <table:table-cell table:style-name="Heading_20_2"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3]/([.B3]-[.C3])" office:value-type="float" office:value="0.20125786163522" calcext:value-type="float">
            <text:p>0.20125786163522</text:p>
          </table:table-cell>
          <table:table-cell table:formula="of:=[.E3]" office:value-type="float" office:value="0.20125786163522" calcext:value-type="float">
            <text:p>0.20125786163522</text:p>
          </table:table-cell>
          <table:table-cell table:formula="of:=[.E3]" office:value-type="float" office:value="0.20125786163522" calcext:value-type="float">
            <text:p>0.2012578616352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4]/([.B4]-[.C4])" office:value-type="float" office:value="0.20125786163522" calcext:value-type="float">
            <text:p>0.20125786163522</text:p>
          </table:table-cell>
          <table:table-cell table:formula="of:=[.F$3]+((([.F$19] - [.F$3]) / 16) * (ROW()-ROW([.F$3])))" office:value-type="float" office:value="0.191528248132022" calcext:value-type="float">
            <text:p>0.191528248132022</text:p>
          </table:table-cell>
          <table:table-cell table:formula="of:=[.G$19] + (([.G$3] - [.G$19]) * (1 - POWER((ROW() - ROW([.G$3])) / 16; 2)))" office:value-type="float" office:value="0.20064976079127" calcext:value-type="float">
            <text:p>0.20064976079127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5]/([.B5]-[.C5])" office:value-type="float" office:value="0.182857142857143" calcext:value-type="float">
            <text:p>0.182857142857143</text:p>
          </table:table-cell>
          <table:table-cell table:formula="of:=[.F$3]+((([.F$19] - [.F$3]) / 16) * (ROW()-ROW([.F$3])))" office:value-type="float" office:value="0.181798634628823" calcext:value-type="float">
            <text:p>0.181798634628823</text:p>
          </table:table-cell>
          <table:table-cell table:formula="of:=[.G$19] + (([.G$3] - [.G$19]) * (1 - POWER((ROW() - ROW([.G$3])) / 16; 2)))" office:value-type="float" office:value="0.198825458259421" calcext:value-type="float">
            <text:p>0.198825458259421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6]/([.B6]-[.C6])" office:value-type="float" office:value="0.182857142857143" calcext:value-type="float">
            <text:p>0.182857142857143</text:p>
          </table:table-cell>
          <table:table-cell table:formula="of:=[.F$3]+((([.F$19] - [.F$3]) / 16) * (ROW()-ROW([.F$3])))" office:value-type="float" office:value="0.172069021125625" calcext:value-type="float">
            <text:p>0.172069021125625</text:p>
          </table:table-cell>
          <table:table-cell table:formula="of:=[.G$19] + (([.G$3] - [.G$19]) * (1 - POWER((ROW() - ROW([.G$3])) / 16; 2)))" office:value-type="float" office:value="0.195784954039671" calcext:value-type="float">
            <text:p>0.195784954039671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7]/([.B7]-[.C7])" office:value-type="float" office:value="0.167539267015707" calcext:value-type="float">
            <text:p>0.167539267015707</text:p>
          </table:table-cell>
          <table:table-cell table:formula="of:=[.F$3]+((([.F$19] - [.F$3]) / 16) * (ROW()-ROW([.F$3])))" office:value-type="float" office:value="0.162339407622426" calcext:value-type="float">
            <text:p>0.162339407622426</text:p>
          </table:table-cell>
          <table:table-cell table:formula="of:=[.G$19] + (([.G$3] - [.G$19]) * (1 - POWER((ROW() - ROW([.G$3])) / 16; 2)))" office:value-type="float" office:value="0.191528248132022" calcext:value-type="float">
            <text:p>0.191528248132022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8]/([.B8]-[.C8])" office:value-type="float" office:value="0.167539267015707" calcext:value-type="float">
            <text:p>0.167539267015707</text:p>
          </table:table-cell>
          <table:table-cell table:formula="of:=[.F$3]+((([.F$19] - [.F$3]) / 16) * (ROW()-ROW([.F$3])))" office:value-type="float" office:value="0.152609794119228" calcext:value-type="float">
            <text:p>0.152609794119228</text:p>
          </table:table-cell>
          <table:table-cell table:formula="of:=[.G$19] + (([.G$3] - [.G$19]) * (1 - POWER((ROW() - ROW([.G$3])) / 16; 2)))" office:value-type="float" office:value="0.186055340536473" calcext:value-type="float">
            <text:p>0.186055340536473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9]/([.B9]-[.C9])" office:value-type="float" office:value="0.115942028985507" calcext:value-type="float">
            <text:p>0.115942028985507</text:p>
          </table:table-cell>
          <table:table-cell table:formula="of:=[.F$3]+((([.F$19] - [.F$3]) / 16) * (ROW()-ROW([.F$3])))" office:value-type="float" office:value="0.14288018061603" calcext:value-type="float">
            <text:p>0.14288018061603</text:p>
          </table:table-cell>
          <table:table-cell table:formula="of:=[.G$19] + (([.G$3] - [.G$19]) * (1 - POWER((ROW() - ROW([.G$3])) / 16; 2)))" office:value-type="float" office:value="0.179366231253024" calcext:value-type="float">
            <text:p>0.179366231253024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0]/([.B10]-[.C10])" office:value-type="float" office:value="0.10762331838565" calcext:value-type="float">
            <text:p>0.10762331838565</text:p>
          </table:table-cell>
          <table:table-cell table:formula="of:=[.F$3]+((([.F$19] - [.F$3]) / 16) * (ROW()-ROW([.F$3])))" office:value-type="float" office:value="0.133150567112831" calcext:value-type="float">
            <text:p>0.133150567112831</text:p>
          </table:table-cell>
          <table:table-cell table:formula="of:=[.G$19] + (([.G$3] - [.G$19]) * (1 - POWER((ROW() - ROW([.G$3])) / 16; 2)))" office:value-type="float" office:value="0.171460920281675" calcext:value-type="float">
            <text:p>0.171460920281675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1]/([.B11]-[.C11])" office:value-type="float" office:value="0.10762331838565" calcext:value-type="float">
            <text:p>0.10762331838565</text:p>
          </table:table-cell>
          <table:table-cell table:formula="of:=[.F$3]+((([.F$19] - [.F$3]) / 16) * (ROW()-ROW([.F$3])))" office:value-type="float" office:value="0.123420953609633" calcext:value-type="float">
            <text:p>0.123420953609633</text:p>
          </table:table-cell>
          <table:table-cell table:formula="of:=[.G$19] + (([.G$3] - [.G$19]) * (1 - POWER((ROW() - ROW([.G$3])) / 16; 2)))" office:value-type="float" office:value="0.162339407622426" calcext:value-type="float">
            <text:p>0.162339407622426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2]/([.B12]-[.C12])" office:value-type="float" office:value="0.100418410041841" calcext:value-type="float">
            <text:p>0.100418410041841</text:p>
          </table:table-cell>
          <table:table-cell table:formula="of:=[.F$3]+((([.F$19] - [.F$3]) / 16) * (ROW()-ROW([.F$3])))" office:value-type="float" office:value="0.113691340106434" calcext:value-type="float">
            <text:p>0.113691340106434</text:p>
          </table:table-cell>
          <table:table-cell table:formula="of:=[.G$19] + (([.G$3] - [.G$19]) * (1 - POWER((ROW() - ROW([.G$3])) / 16; 2)))" office:value-type="float" office:value="0.152001693275278" calcext:value-type="float">
            <text:p>0.152001693275278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3]/([.B13]-[.C13])" office:value-type="float" office:value="0.0941176470588235" calcext:value-type="float">
            <text:p>0.094117647058824</text:p>
          </table:table-cell>
          <table:table-cell table:formula="of:=[.F$3]+((([.F$19] - [.F$3]) / 16) * (ROW()-ROW([.F$3])))" office:value-type="float" office:value="0.103961726603236" calcext:value-type="float">
            <text:p>0.103961726603236</text:p>
          </table:table-cell>
          <table:table-cell table:formula="of:=[.G$19] + (([.G$3] - [.G$19]) * (1 - POWER((ROW() - ROW([.G$3])) / 16; 2)))" office:value-type="float" office:value="0.14044777724023" calcext:value-type="float">
            <text:p>0.14044777724023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4]/([.B14]-[.C14])" office:value-type="float" office:value="0.0941176470588235" calcext:value-type="float">
            <text:p>0.094117647058824</text:p>
          </table:table-cell>
          <table:table-cell table:formula="of:=[.F$3]+((([.F$19] - [.F$3]) / 16) * (ROW()-ROW([.F$3])))" office:value-type="float" office:value="0.0942321131000376" calcext:value-type="float">
            <text:p>0.094232113100038</text:p>
          </table:table-cell>
          <table:table-cell table:formula="of:=[.G$19] + (([.G$3] - [.G$19]) * (1 - POWER((ROW() - ROW([.G$3])) / 16; 2)))" office:value-type="float" office:value="0.127677659517282" calcext:value-type="float">
            <text:p>0.127677659517282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5]/([.B15]-[.C15])" office:value-type="float" office:value="0.0885608856088561" calcext:value-type="float">
            <text:p>0.088560885608856</text:p>
          </table:table-cell>
          <table:table-cell table:formula="of:=[.F$3]+((([.F$19] - [.F$3]) / 16) * (ROW()-ROW([.F$3])))" office:value-type="float" office:value="0.0845024995968392" calcext:value-type="float">
            <text:p>0.084502499596839</text:p>
          </table:table-cell>
          <table:table-cell table:formula="of:=[.G$19] + (([.G$3] - [.G$19]) * (1 - POWER((ROW() - ROW([.G$3])) / 16; 2)))" office:value-type="float" office:value="0.113691340106434" calcext:value-type="float">
            <text:p>0.113691340106434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6]/([.B16]-[.C16])" office:value-type="float" office:value="0.0836236933797909" calcext:value-type="float">
            <text:p>0.083623693379791</text:p>
          </table:table-cell>
          <table:table-cell table:formula="of:=[.F$3]+((([.F$19] - [.F$3]) / 16) * (ROW()-ROW([.F$3])))" office:value-type="float" office:value="0.0747728860936408" calcext:value-type="float">
            <text:p>0.074772886093641</text:p>
          </table:table-cell>
          <table:table-cell table:formula="of:=[.G$19] + (([.G$3] - [.G$19]) * (1 - POWER((ROW() - ROW([.G$3])) / 16; 2)))" office:value-type="float" office:value="0.0984888190076869" calcext:value-type="float">
            <text:p>0.098488819007687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7]/([.B17]-[.C17])" office:value-type="float" office:value="0.0792079207920792" calcext:value-type="float">
            <text:p>0.079207920792079</text:p>
          </table:table-cell>
          <table:table-cell table:formula="of:=[.F$3]+((([.F$19] - [.F$3]) / 16) * (ROW()-ROW([.F$3])))" office:value-type="float" office:value="0.0650432725904424" calcext:value-type="float">
            <text:p>0.065043272590442</text:p>
          </table:table-cell>
          <table:table-cell table:formula="of:=[.G$19] + (([.G$3] - [.G$19]) * (1 - POWER((ROW() - ROW([.G$3])) / 16; 2)))" office:value-type="float" office:value="0.0820700962210396" calcext:value-type="float">
            <text:p>0.08207009622104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8]/([.B18]-[.C18])" office:value-type="float" office:value="0.0752351097178683" calcext:value-type="float">
            <text:p>0.075235109717868</text:p>
          </table:table-cell>
          <table:table-cell table:formula="of:=[.F$3]+((([.F$19] - [.F$3]) / 16) * (ROW()-ROW([.F$3])))" office:value-type="float" office:value="0.055313659087244" calcext:value-type="float">
            <text:p>0.055313659087244</text:p>
          </table:table-cell>
          <table:table-cell table:formula="of:=[.G$19] + (([.G$3] - [.G$19]) * (1 - POWER((ROW() - ROW([.G$3])) / 16; 2)))" office:value-type="float" office:value="0.0644351717464925" calcext:value-type="float">
            <text:p>0.064435171746493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table:formula="of:=[.D19]/([.B19]-[.C19])" office:value-type="float" office:value="0.0455840455840456" calcext:value-type="float">
            <text:p>0.045584045584046</text:p>
          </table:table-cell>
          <table:table-cell table:formula="of:=[.E19]" office:value-type="float" office:value="0.0455840455840456" calcext:value-type="float">
            <text:p>0.045584045584046</text:p>
          </table:table-cell>
          <table:table-cell table:formula="of:=[.E19]" office:value-type="float" office:value="0.0455840455840456" calcext:value-type="float">
            <text:p>0.045584045584046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Calculation.E41" table:end-x="112.45pt" table:end-y="2.27pt" draw:z-index="0" draw:style-name="gr1" draw:text-style-name="P1" svg:width="453.46pt" svg:height="255.26pt" svg:x="2.38pt" svg:y="3pt">
              <loext:p/>
              <draw:object draw:notify-on-update-of-ranges="Calculation.E2:Calculation.E2 Calculation.E3:Calculation.E19 Calculation.F2:Calculation.F2 Calculation.F3:Calculation.F19 Calculation.G2:Calculation.G2 Calculation.G3:Calculation.G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text-align-source="fix" style:repeat-content="false" style:vertical-align="middle" loext:vertical-justify="auto"/>
      <style:paragraph-properties fo:text-align="center" css3t:text-justify="auto"/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able-cell-properties style:text-align-source="fix" style:repeat-content="false" loext:vertical-justify="auto"/>
      <style:paragraph-properties fo:text-align="center" css3t:text-justify="auto"/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23:10:25.022000000</meta:creation-date>
    <dc:date>2018-05-25T00:30:35.245000000</dc:date>
    <meta:editing-duration>PT14M33S</meta:editing-duration>
    <meta:editing-cycles>4</meta:editing-cycles>
    <meta:generator>LibreOffice/5.4.3.2$Windows_X86_64 LibreOffice_project/92a7159f7e4af62137622921e809f8546db437e5</meta:generator>
    <meta:document-statistic meta:table-count="2" meta:cell-count="1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bottom" svg:x="3.692cm" svg:y="8.407cm" style:legend-expansion="wide" chart:style-name="ch2"/>
        <chart:plot-area chart:style-name="ch3" table:cell-range-address="Calculation.E2:Calculation.G19" chart:data-source-has-labels="row" svg:x="0.319cm" svg:y="0.18cm" svg:width="15.36cm" svg:height="7.863cm">
          <chartooo:coordinate-region svg:x="1.231cm" svg:y="0.379cm" svg:width="14.261cm" svg:height="7.0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culation.E3:Calculation.E19" chart:label-cell-address="Calculation.E2:Calculation.E2" chart:class="chart:line">
            <chart:data-point chart:repeated="17"/>
          </chart:series>
          <chart:series chart:style-name="ch7" chart:values-cell-range-address="Calculation.F3:Calculation.F19" chart:label-cell-address="Calculation.F2:Calculation.F2" chart:class="chart:line">
            <chart:data-point chart:repeated="17"/>
          </chart:series>
          <chart:series chart:style-name="ch8" chart:values-cell-range-address="Calculation.G3:Calculation.G19" chart:label-cell-address="Calculation.G2:Calculation.G2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. MP cost per tic</text:p>
                <draw:g>
                  <svg:desc>Calculation.E2:Calculation.E2</svg:desc>
                </draw:g>
              </table:table-cell>
              <table:table-cell office:value-type="string">
                <text:p>Linear</text:p>
                <draw:g>
                  <svg:desc>Calculation.F2:Calculation.F2</svg:desc>
                </draw:g>
              </table:table-cell>
              <table:table-cell office:value-type="string">
                <text:p>Curved</text:p>
                <draw:g>
                  <svg:desc>Calculation.G2:Calculation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125786163522">
                <text:p>0.20125786163522</text:p>
                <draw:g>
                  <svg:desc>Calculation.E3:Calculation.E19</svg:desc>
                </draw:g>
              </table:table-cell>
              <table:table-cell office:value-type="float" office:value="0.20125786163522">
                <text:p>0.20125786163522</text:p>
                <draw:g>
                  <svg:desc>Calculation.F3:Calculation.F19</svg:desc>
                </draw:g>
              </table:table-cell>
              <table:table-cell office:value-type="float" office:value="0.20125786163522">
                <text:p>0.20125786163522</text:p>
                <draw:g>
                  <svg:desc>Calculation.G3:Calculation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125786163522">
                <text:p>0.20125786163522</text:p>
              </table:table-cell>
              <table:table-cell office:value-type="float" office:value="0.191528248132022">
                <text:p>0.191528248132022</text:p>
              </table:table-cell>
              <table:table-cell office:value-type="float" office:value="0.20064976079127">
                <text:p>0.20064976079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2857142857143">
                <text:p>0.182857142857143</text:p>
              </table:table-cell>
              <table:table-cell office:value-type="float" office:value="0.181798634628823">
                <text:p>0.181798634628823</text:p>
              </table:table-cell>
              <table:table-cell office:value-type="float" office:value="0.198825458259421">
                <text:p>0.198825458259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2857142857143">
                <text:p>0.182857142857143</text:p>
              </table:table-cell>
              <table:table-cell office:value-type="float" office:value="0.172069021125625">
                <text:p>0.172069021125625</text:p>
              </table:table-cell>
              <table:table-cell office:value-type="float" office:value="0.195784954039671">
                <text:p>0.195784954039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7539267015707">
                <text:p>0.167539267015707</text:p>
              </table:table-cell>
              <table:table-cell office:value-type="float" office:value="0.162339407622426">
                <text:p>0.162339407622426</text:p>
              </table:table-cell>
              <table:table-cell office:value-type="float" office:value="0.191528248132022">
                <text:p>0.191528248132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7539267015707">
                <text:p>0.167539267015707</text:p>
              </table:table-cell>
              <table:table-cell office:value-type="float" office:value="0.152609794119228">
                <text:p>0.152609794119228</text:p>
              </table:table-cell>
              <table:table-cell office:value-type="float" office:value="0.186055340536473">
                <text:p>0.186055340536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5942028985507">
                <text:p>0.115942028985507</text:p>
              </table:table-cell>
              <table:table-cell office:value-type="float" office:value="0.14288018061603">
                <text:p>0.14288018061603</text:p>
              </table:table-cell>
              <table:table-cell office:value-type="float" office:value="0.179366231253024">
                <text:p>0.179366231253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762331838565">
                <text:p>0.10762331838565</text:p>
              </table:table-cell>
              <table:table-cell office:value-type="float" office:value="0.133150567112831">
                <text:p>0.133150567112831</text:p>
              </table:table-cell>
              <table:table-cell office:value-type="float" office:value="0.171460920281675">
                <text:p>0.171460920281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762331838565">
                <text:p>0.10762331838565</text:p>
              </table:table-cell>
              <table:table-cell office:value-type="float" office:value="0.123420953609633">
                <text:p>0.123420953609633</text:p>
              </table:table-cell>
              <table:table-cell office:value-type="float" office:value="0.162339407622426">
                <text:p>0.162339407622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418410041841">
                <text:p>0.100418410041841</text:p>
              </table:table-cell>
              <table:table-cell office:value-type="float" office:value="0.113691340106434">
                <text:p>0.113691340106434</text:p>
              </table:table-cell>
              <table:table-cell office:value-type="float" office:value="0.152001693275278">
                <text:p>0.152001693275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41176470588235">
                <text:p>0.0941176470588235</text:p>
              </table:table-cell>
              <table:table-cell office:value-type="float" office:value="0.103961726603236">
                <text:p>0.103961726603236</text:p>
              </table:table-cell>
              <table:table-cell office:value-type="float" office:value="0.14044777724023">
                <text:p>0.14044777724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1176470588235">
                <text:p>0.0941176470588235</text:p>
              </table:table-cell>
              <table:table-cell office:value-type="float" office:value="0.0942321131000376">
                <text:p>0.0942321131000376</text:p>
              </table:table-cell>
              <table:table-cell office:value-type="float" office:value="0.127677659517282">
                <text:p>0.127677659517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85608856088561">
                <text:p>0.0885608856088561</text:p>
              </table:table-cell>
              <table:table-cell office:value-type="float" office:value="0.0845024995968392">
                <text:p>0.0845024995968392</text:p>
              </table:table-cell>
              <table:table-cell office:value-type="float" office:value="0.113691340106434">
                <text:p>0.113691340106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36236933797909">
                <text:p>0.0836236933797909</text:p>
              </table:table-cell>
              <table:table-cell office:value-type="float" office:value="0.0747728860936408">
                <text:p>0.0747728860936408</text:p>
              </table:table-cell>
              <table:table-cell office:value-type="float" office:value="0.0984888190076869">
                <text:p>0.0984888190076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92079207920792">
                <text:p>0.0792079207920792</text:p>
              </table:table-cell>
              <table:table-cell office:value-type="float" office:value="0.0650432725904424">
                <text:p>0.0650432725904424</text:p>
              </table:table-cell>
              <table:table-cell office:value-type="float" office:value="0.0820700962210396">
                <text:p>0.0820700962210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2351097178683">
                <text:p>0.0752351097178683</text:p>
              </table:table-cell>
              <table:table-cell office:value-type="float" office:value="0.055313659087244">
                <text:p>0.055313659087244</text:p>
              </table:table-cell>
              <table:table-cell office:value-type="float" office:value="0.0644351717464925">
                <text:p>0.0644351717464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55840455840456">
                <text:p>0.0455840455840456</text:p>
              </table:table-cell>
              <table:table-cell office:value-type="float" office:value="0.0455840455840456">
                <text:p>0.0455840455840456</text:p>
              </table:table-cell>
              <table:table-cell office:value-type="float" office:value="0.0455840455840456">
                <text:p>0.0455840455840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